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00000000C894814E1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cm" fo:margin-top="0.199cm" fo:margin-bottom="0.199cm" table:align="margins" style:writing-mode="lr-tb"/>
    </style:style>
    <style:style style:name="Tabla1.A" style:family="table-column">
      <style:table-column-properties style:column-width="4.101cm" style:rel-column-width="32768*"/>
    </style:style>
    <style:style style:name="Tabla1.B" style:family="table-column">
      <style:table-column-properties style:column-width="4.099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719a3" officeooo:paragraph-rsid="001719a3"/>
    </style:style>
    <style:style style:name="P9" style:family="paragraph" style:parent-style-name="Text_20_body">
      <style:text-properties officeooo:rsid="001719a3" officeooo:paragraph-rsid="001719a3"/>
    </style:style>
    <style:style style:name="P10" style:family="paragraph" style:parent-style-name="Source_20_Code">
      <style:text-properties officeooo:rsid="001719a3" officeooo:paragraph-rsid="001b7a77"/>
    </style:style>
    <style:style style:name="P11" style:family="paragraph" style:parent-style-name="Text_20_body">
      <style:text-properties officeooo:rsid="001719a3" officeooo:paragraph-rsid="0033c5ea"/>
    </style:style>
    <style:style style:name="P12" style:family="paragraph" style:parent-style-name="Source_20_Code">
      <style:text-properties officeooo:paragraph-rsid="001719a3"/>
    </style:style>
    <style:style style:name="P13" style:family="paragraph" style:parent-style-name="Source_20_Code_20_Header">
      <style:text-properties officeooo:paragraph-rsid="001719a3"/>
    </style:style>
    <style:style style:name="P14" style:family="paragraph" style:parent-style-name="Source_20_Code">
      <style:text-properties officeooo:rsid="0017f8b0" officeooo:paragraph-rsid="0017f8b0"/>
    </style:style>
    <style:style style:name="P15" style:family="paragraph" style:parent-style-name="Text_20_body">
      <style:text-properties officeooo:rsid="0017f8b0" officeooo:paragraph-rsid="0017f8b0"/>
    </style:style>
    <style:style style:name="P16" style:family="paragraph" style:parent-style-name="Source_20_Code">
      <style:text-properties officeooo:rsid="0017f8b0" officeooo:paragraph-rsid="0018751b"/>
    </style:style>
    <style:style style:name="P17" style:family="paragraph" style:parent-style-name="Source_20_Code">
      <style:text-properties officeooo:rsid="0017f8b0" officeooo:paragraph-rsid="001b7a77"/>
    </style:style>
    <style:style style:name="P18" style:family="paragraph" style:parent-style-name="Text_20_body">
      <style:paragraph-properties fo:text-align="center" style:justify-single-word="false"/>
      <style:text-properties officeooo:rsid="0017f8b0" officeooo:paragraph-rsid="0017f8b0"/>
    </style:style>
    <style:style style:name="P19" style:family="paragraph" style:parent-style-name="Source_20_Code">
      <style:text-properties officeooo:rsid="0017f8b0" officeooo:paragraph-rsid="00354df4"/>
    </style:style>
    <style:style style:name="P20" style:family="paragraph" style:parent-style-name="Source_20_Code">
      <style:text-properties officeooo:rsid="0017f8b0" officeooo:paragraph-rsid="0039cfd7"/>
    </style:style>
    <style:style style:name="P21" style:family="paragraph" style:parent-style-name="Source_20_Code">
      <style:text-properties officeooo:rsid="0017f8b0" officeooo:paragraph-rsid="003a373f"/>
    </style:style>
    <style:style style:name="P22" style:family="paragraph" style:parent-style-name="Source_20_Code">
      <style:text-properties officeooo:rsid="001b7a77" officeooo:paragraph-rsid="001b7a77"/>
    </style:style>
    <style:style style:name="P23" style:family="paragraph" style:parent-style-name="Text_20_body">
      <style:text-properties officeooo:rsid="001b7a77" officeooo:paragraph-rsid="001b7a77"/>
    </style:style>
    <style:style style:name="P24" style:family="paragraph" style:parent-style-name="Source_20_Code">
      <style:text-properties officeooo:rsid="001b7a77" officeooo:paragraph-rsid="0038c6c4"/>
    </style:style>
    <style:style style:name="P25" style:family="paragraph" style:parent-style-name="Source_20_Code">
      <style:text-properties officeooo:rsid="001c9dad" officeooo:paragraph-rsid="001c9dad"/>
    </style:style>
    <style:style style:name="P26" style:family="paragraph" style:parent-style-name="Text_20_body">
      <style:text-properties officeooo:rsid="001c9dad" officeooo:paragraph-rsid="001c9dad"/>
    </style:style>
    <style:style style:name="P27" style:family="paragraph" style:parent-style-name="Source_20_Code">
      <style:text-properties officeooo:rsid="001c9dad" officeooo:paragraph-rsid="002a4413"/>
    </style:style>
    <style:style style:name="P28" style:family="paragraph" style:parent-style-name="Source_20_Code">
      <style:text-properties officeooo:rsid="001c9dad" officeooo:paragraph-rsid="0038c6c4"/>
    </style:style>
    <style:style style:name="P29" style:family="paragraph" style:parent-style-name="Source_20_Code">
      <style:text-properties officeooo:rsid="001c9dad" officeooo:paragraph-rsid="0039cfd7"/>
    </style:style>
    <style:style style:name="P30" style:family="paragraph" style:parent-style-name="Source_20_Code_20_Header">
      <style:text-properties officeooo:paragraph-rsid="001c9dad"/>
    </style:style>
    <style:style style:name="P31" style:family="paragraph" style:parent-style-name="Text_20_body">
      <style:text-properties officeooo:paragraph-rsid="001c9dad"/>
    </style:style>
    <style:style style:name="P32" style:family="paragraph" style:parent-style-name="Source_20_Code">
      <style:text-properties officeooo:rsid="001edc1f" officeooo:paragraph-rsid="001edc1f"/>
    </style:style>
    <style:style style:name="P33" style:family="paragraph" style:parent-style-name="Text_20_body">
      <style:text-properties officeooo:rsid="001edc1f" officeooo:paragraph-rsid="001edc1f"/>
    </style:style>
    <style:style style:name="P34" style:family="paragraph" style:parent-style-name="Source_20_Code">
      <style:text-properties officeooo:rsid="001ff324" officeooo:paragraph-rsid="001ff324"/>
    </style:style>
    <style:style style:name="P35" style:family="paragraph" style:parent-style-name="Text_20_body">
      <style:text-properties officeooo:rsid="001ff324" officeooo:paragraph-rsid="001ff324"/>
    </style:style>
    <style:style style:name="P36" style:family="paragraph" style:parent-style-name="Source_20_Code">
      <style:paragraph-properties style:writing-mode="lr-tb"/>
      <style:text-properties officeooo:rsid="001ff324" officeooo:paragraph-rsid="00351ba0"/>
    </style:style>
    <style:style style:name="P37" style:family="paragraph" style:parent-style-name="Text_20_body">
      <style:text-properties officeooo:rsid="00221c5b" officeooo:paragraph-rsid="00221c5b"/>
    </style:style>
    <style:style style:name="P38" style:family="paragraph" style:parent-style-name="Source_20_Code_20_Header">
      <style:text-properties officeooo:paragraph-rsid="0007475c"/>
    </style:style>
    <style:style style:name="P39" style:family="paragraph" style:parent-style-name="Source_20_Code">
      <style:text-properties officeooo:paragraph-rsid="0007475c"/>
    </style:style>
    <style:style style:name="P40" style:family="paragraph" style:parent-style-name="Source_20_Code_20_Header">
      <style:text-properties officeooo:paragraph-rsid="0017f8b0"/>
    </style:style>
    <style:style style:name="P41" style:family="paragraph" style:parent-style-name="Source_20_Code_20_Header">
      <style:text-properties officeooo:paragraph-rsid="0018751b"/>
    </style:style>
    <style:style style:name="P42" style:family="paragraph" style:parent-style-name="Source_20_Code_20_Header">
      <style:text-properties officeooo:paragraph-rsid="001b7a77"/>
    </style:style>
    <style:style style:name="P43" style:family="paragraph" style:parent-style-name="Text_20_body">
      <style:text-properties officeooo:paragraph-rsid="001b7a77"/>
    </style:style>
    <style:style style:name="P44" style:family="paragraph" style:parent-style-name="Source_20_Code_20_Header">
      <style:text-properties officeooo:paragraph-rsid="001edc1f"/>
    </style:style>
    <style:style style:name="P45" style:family="paragraph" style:parent-style-name="Source_20_Code_20_Header">
      <style:text-properties officeooo:paragraph-rsid="001ff324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ext_20_body">
      <style:text-properties officeooo:paragraph-rsid="0000ab9b"/>
    </style:style>
    <style:style style:name="P48" style:family="paragraph" style:parent-style-name="Text_20_body">
      <style:text-properties officeooo:paragraph-rsid="00101338"/>
    </style:style>
    <style:style style:name="P49" style:family="paragraph" style:parent-style-name="Text_20_body">
      <style:text-properties officeooo:paragraph-rsid="001577ec"/>
    </style:style>
    <style:style style:name="P50" style:family="paragraph" style:parent-style-name="Text_20_body">
      <style:text-properties officeooo:rsid="0096d073" officeooo:paragraph-rsid="0000ab9b"/>
    </style:style>
    <style:style style:name="P51" style:family="paragraph" style:parent-style-name="Text_20_body">
      <style:text-properties officeooo:paragraph-rsid="00065d8f"/>
    </style:style>
    <style:style style:name="P52" style:family="paragraph" style:parent-style-name="Text_20_body">
      <style:text-properties officeooo:rsid="00042ff5" officeooo:paragraph-rsid="0000ab9b"/>
    </style:style>
    <style:style style:name="P53" style:family="paragraph" style:parent-style-name="Text_20_body">
      <style:paragraph-properties fo:text-align="center" style:justify-single-word="false"/>
      <style:text-properties officeooo:rsid="00299278" officeooo:paragraph-rsid="00299278"/>
    </style:style>
    <style:style style:name="P54" style:family="paragraph" style:parent-style-name="Source_20_Code_20_Header">
      <style:text-properties officeooo:paragraph-rsid="002a4413"/>
    </style:style>
    <style:style style:name="P55" style:family="paragraph" style:parent-style-name="Text_20_body">
      <style:text-properties officeooo:paragraph-rsid="002a4413"/>
    </style:style>
    <style:style style:name="P56" style:family="paragraph" style:parent-style-name="Source_20_Code">
      <style:text-properties officeooo:rsid="00285a8f" officeooo:paragraph-rsid="002a4413"/>
    </style:style>
    <style:style style:name="P57" style:family="paragraph" style:parent-style-name="Text_20_body">
      <style:text-properties officeooo:rsid="00285a8f" officeooo:paragraph-rsid="002a4413"/>
    </style:style>
    <style:style style:name="P58" style:family="paragraph" style:parent-style-name="Source_20_Code">
      <style:text-properties officeooo:rsid="0033c5ea" officeooo:paragraph-rsid="0033c5ea"/>
    </style:style>
    <style:style style:name="P59" style:family="paragraph" style:parent-style-name="Text_20_body">
      <style:text-properties officeooo:rsid="0033c5ea" officeooo:paragraph-rsid="0033c5ea"/>
    </style:style>
    <style:style style:name="P60" style:family="paragraph" style:parent-style-name="Source_20_Code">
      <style:paragraph-properties style:writing-mode="lr-tb"/>
      <style:text-properties officeooo:rsid="00351ba0" officeooo:paragraph-rsid="00351ba0"/>
    </style:style>
    <style:style style:name="P61" style:family="paragraph" style:parent-style-name="Text_20_body">
      <style:text-properties officeooo:rsid="00351ba0" officeooo:paragraph-rsid="00351ba0"/>
    </style:style>
    <style:style style:name="P62" style:family="paragraph" style:parent-style-name="Source_20_Code_20_Header">
      <style:text-properties officeooo:paragraph-rsid="0033c5ea"/>
    </style:style>
    <style:style style:name="P63" style:family="paragraph" style:parent-style-name="Source_20_Code_20_Header">
      <style:text-properties officeooo:paragraph-rsid="00351ba0"/>
    </style:style>
    <style:style style:name="P64" style:family="paragraph" style:parent-style-name="Text_20_body">
      <style:text-properties officeooo:paragraph-rsid="00351ba0"/>
    </style:style>
    <style:style style:name="P65" style:family="paragraph" style:parent-style-name="Text_20_body">
      <style:text-properties officeooo:rsid="00324bdf" officeooo:paragraph-rsid="00324bdf"/>
    </style:style>
    <style:style style:name="P66" style:family="paragraph" style:parent-style-name="Source_20_Code">
      <style:text-properties officeooo:rsid="00282098" officeooo:paragraph-rsid="0017f8b0"/>
    </style:style>
    <style:style style:name="P67" style:family="paragraph" style:parent-style-name="Source_20_Code">
      <style:text-properties officeooo:rsid="00354df4" officeooo:paragraph-rsid="00354df4"/>
    </style:style>
    <style:style style:name="P68" style:family="paragraph" style:parent-style-name="Text_20_body">
      <style:text-properties officeooo:rsid="0045d22b" officeooo:paragraph-rsid="00101338"/>
    </style:style>
    <style:style style:name="P69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70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71" style:family="paragraph" style:parent-style-name="Amplificada">
      <style:text-properties officeooo:paragraph-rsid="003dd048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Numerada" style:list-style-name="Numbering_20_1">
      <style:paragraph-properties fo:margin-left="1cm" fo:text-indent="0cm" style:auto-text-indent="false"/>
    </style:style>
    <style:style style:name="P74" style:family="paragraph" style:parent-style-name="Numerada" style:list-style-name="Numbering_20_1">
      <style:paragraph-properties fo:margin-left="1cm" fo:text-indent="0cm" style:auto-text-indent="false"/>
      <style:text-properties officeooo:paragraph-rsid="001719a3"/>
    </style:style>
    <style:style style:name="P75" style:family="paragraph" style:parent-style-name="Numerada" style:list-style-name="Numbering_20_1">
      <style:paragraph-properties fo:margin-left="1cm" fo:text-indent="0cm" style:auto-text-indent="false"/>
      <style:text-properties officeooo:paragraph-rsid="003dd048"/>
    </style:style>
    <style:style style:name="P76" style:family="paragraph" style:parent-style-name="Numerada" style:list-style-name="Numbering_20_1">
      <style:paragraph-properties fo:margin-left="1cm" fo:text-indent="0cm" style:auto-text-indent="false"/>
      <style:text-properties officeooo:rsid="0017f8b0" officeooo:paragraph-rsid="0017f8b0"/>
    </style:style>
    <style:style style:name="P77" style:family="paragraph" style:parent-style-name="Numerada" style:list-style-name="Numbering_20_1">
      <style:paragraph-properties fo:margin-left="1cm" fo:text-indent="0cm" style:auto-text-indent="false"/>
      <style:text-properties officeooo:rsid="0017f8b0" officeooo:paragraph-rsid="003dd048"/>
    </style:style>
    <style:style style:name="P78" style:family="paragraph" style:parent-style-name="Numerada" style:list-style-name="Numbering_20_1">
      <style:paragraph-properties fo:margin-left="1cm" fo:text-indent="0cm" style:auto-text-indent="false"/>
      <style:text-properties officeooo:rsid="00248cca" officeooo:paragraph-rsid="00248cca"/>
    </style:style>
    <style:style style:name="P79" style:family="paragraph" style:parent-style-name="Numerada" style:list-style-name="Numbering_20_1">
      <style:paragraph-properties fo:margin-left="1cm" fo:text-indent="0cm" style:auto-text-indent="false"/>
      <style:text-properties officeooo:rsid="00248cca" officeooo:paragraph-rsid="003dd048"/>
    </style:style>
    <style:style style:name="P80" style:family="paragraph" style:parent-style-name="Source_20_Code">
      <style:text-properties officeooo:rsid="0014160d" officeooo:paragraph-rsid="003dd048"/>
    </style:style>
    <style:style style:name="P81" style:family="paragraph" style:parent-style-name="Source_20_Code">
      <style:text-properties officeooo:paragraph-rsid="003dd048"/>
    </style:style>
    <style:style style:name="P82" style:family="paragraph" style:parent-style-name="Source_20_Code_20_Header">
      <style:text-properties officeooo:paragraph-rsid="003dd048"/>
    </style:style>
    <style:style style:name="P83" style:family="paragraph" style:parent-style-name="Text_20_body">
      <style:text-properties style:font-name="Fabrikat" fo:font-size="13pt" officeooo:rsid="0005450f" officeooo:paragraph-rsid="003dd048" style:font-size-asian="10.5pt"/>
    </style:style>
    <style:style style:name="P84" style:family="paragraph" style:parent-style-name="Text_20_body">
      <style:paragraph-properties style:writing-mode="lr-tb"/>
      <style:text-properties officeooo:rsid="00221c5b" officeooo:paragraph-rsid="003dd048"/>
    </style:style>
    <style:style style:name="P85" style:family="paragraph" style:parent-style-name="Text_20_body">
      <style:text-properties officeooo:rsid="00221c5b" officeooo:paragraph-rsid="003dd048"/>
    </style:style>
    <style:style style:name="P86" style:family="paragraph" style:parent-style-name="Text_20_body">
      <style:paragraph-properties style:writing-mode="lr-tb"/>
      <style:text-properties officeooo:rsid="00324bdf" officeooo:paragraph-rsid="003dd048"/>
    </style:style>
    <style:style style:name="P87" style:family="paragraph" style:parent-style-name="Text_20_body">
      <style:text-properties officeooo:paragraph-rsid="003dd048"/>
    </style:style>
    <style:style style:name="P88" style:family="paragraph" style:parent-style-name="Title" style:master-page-name="Standard">
      <style:paragraph-properties style:page-number="1" fo:break-before="page"/>
      <style:text-properties officeooo:rsid="000fcf37" officeooo:paragraph-rsid="003dd048"/>
    </style:style>
    <style:style style:name="P89" style:family="paragraph" style:parent-style-name="Título_20_Ejercicio" style:list-style-name="Trabajo_20_Practico"/>
    <style:style style:name="P90" style:family="paragraph" style:parent-style-name="Título_20_Ejercicio" style:list-style-name="Trabajo_20_Practico">
      <style:text-properties officeooo:paragraph-rsid="001577ec"/>
    </style:style>
    <style:style style:name="P91" style:family="paragraph" style:parent-style-name="Título_20_Ejercicio" style:list-style-name="Trabajo_20_Practico">
      <style:text-properties officeooo:rsid="001719a3" officeooo:paragraph-rsid="001719a3"/>
    </style:style>
    <style:style style:name="P92" style:family="paragraph" style:parent-style-name="Título_20_Ejercicio" style:list-style-name="Trabajo_20_Practico">
      <style:text-properties officeooo:rsid="0033c5ea" officeooo:paragraph-rsid="0033c5ea"/>
    </style:style>
    <style:style style:name="P93" style:family="paragraph" style:parent-style-name="Título_20_Ejercicio" style:list-style-name="Trabajo_20_Practico">
      <style:text-properties officeooo:rsid="001b7a77" officeooo:paragraph-rsid="001b7a77"/>
    </style:style>
    <style:style style:name="P94" style:family="paragraph" style:parent-style-name="Título_20_Ejercicio" style:list-style-name="Trabajo_20_Practico">
      <style:text-properties officeooo:rsid="001577ec" officeooo:paragraph-rsid="001577ec"/>
    </style:style>
    <style:style style:name="P95" style:family="paragraph" style:parent-style-name="Título_20_Ejercicio" style:list-style-name="Trabajo_20_Practico">
      <style:text-properties officeooo:rsid="00285a8f" officeooo:paragraph-rsid="002a4413"/>
    </style:style>
    <style:style style:name="P96" style:family="paragraph" style:parent-style-name="Título_20_Ejercicio" style:list-style-name="Trabajo_20_Practico">
      <style:text-properties officeooo:rsid="001ff324" officeooo:paragraph-rsid="001ff324"/>
    </style:style>
    <style:style style:name="P97" style:family="paragraph" style:parent-style-name="Título_20_Ejercicio" style:list-style-name="Trabajo_20_Practico">
      <style:text-properties officeooo:rsid="00351ba0" officeooo:paragraph-rsid="00351ba0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07475c" style:font-size-asian="10.5pt"/>
    </style:style>
    <style:style style:name="T6" style:family="text">
      <style:text-properties style:font-name="Fabrikat" fo:font-size="13pt" officeooo:rsid="0014160d" style:font-size-asian="10.5pt"/>
    </style:style>
    <style:style style:name="T7" style:family="text">
      <style:text-properties style:font-name="Fabrikat" fo:font-size="13pt" officeooo:rsid="0018751b" style:font-size-asian="10.5pt"/>
    </style:style>
    <style:style style:name="T8" style:family="text">
      <style:text-properties style:font-name="Fabrikat" fo:font-size="13pt" officeooo:rsid="002ac7dc" style:font-size-asian="10.5pt"/>
    </style:style>
    <style:style style:name="T9" style:family="text">
      <style:text-properties style:font-name="Fabrikat" fo:font-size="13pt" fo:font-weight="normal" officeooo:rsid="00065d8f" style:font-size-asian="10.5pt" style:font-weight-asian="normal" style:font-weight-complex="normal"/>
    </style:style>
    <style:style style:name="T10" style:family="text">
      <style:text-properties officeooo:rsid="003b54cc"/>
    </style:style>
    <style:style style:name="T11" style:family="text">
      <style:text-properties officeooo:rsid="0012abe4"/>
    </style:style>
    <style:style style:name="T12" style:family="text">
      <style:text-properties officeooo:rsid="0037e73e"/>
    </style:style>
    <style:style style:name="T13" style:family="text">
      <style:text-properties officeooo:rsid="006ae128"/>
    </style:style>
    <style:style style:name="T14" style:family="text">
      <style:text-properties officeooo:rsid="0080803c"/>
    </style:style>
    <style:style style:name="T15" style:family="text">
      <style:text-properties officeooo:rsid="0096d073"/>
    </style:style>
    <style:style style:name="T16" style:family="text">
      <style:text-properties officeooo:rsid="007ebd3b"/>
    </style:style>
    <style:style style:name="T17" style:family="text">
      <style:text-properties officeooo:rsid="0045d22b"/>
    </style:style>
    <style:style style:name="T18" style:family="text">
      <style:text-properties officeooo:rsid="00065d8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02a33" style:font-weight-asian="normal" style:font-weight-complex="normal"/>
    </style:style>
    <style:style style:name="T21" style:family="text">
      <style:text-properties fo:font-weight="normal" officeooo:rsid="0033c5ea" style:font-weight-asian="normal" style:font-weight-complex="normal"/>
    </style:style>
    <style:style style:name="T22" style:family="text">
      <style:text-properties officeooo:rsid="00400fdf"/>
    </style:style>
    <style:style style:name="T23" style:family="text">
      <style:text-properties officeooo:rsid="004116d3"/>
    </style:style>
    <style:style style:name="T24" style:family="text">
      <style:text-properties officeooo:rsid="00702a33"/>
    </style:style>
    <style:style style:name="T25" style:family="text">
      <style:text-properties officeooo:rsid="006f60bf"/>
    </style:style>
    <style:style style:name="T26" style:family="text">
      <style:text-properties officeooo:rsid="0007475c"/>
    </style:style>
    <style:style style:name="T27" style:family="text">
      <style:text-properties officeooo:rsid="0082ed05"/>
    </style:style>
    <style:style style:name="T28" style:family="text">
      <style:text-properties officeooo:rsid="003f282e"/>
    </style:style>
    <style:style style:name="T29" style:family="text">
      <style:text-properties officeooo:rsid="000d8456"/>
    </style:style>
    <style:style style:name="T30" style:family="text">
      <style:text-properties officeooo:rsid="00112239"/>
    </style:style>
    <style:style style:name="T31" style:family="text">
      <style:text-properties officeooo:rsid="0014160d"/>
    </style:style>
    <style:style style:name="T32" style:family="text">
      <style:text-properties officeooo:rsid="001577ec"/>
    </style:style>
    <style:style style:name="T33" style:family="text">
      <style:text-properties officeooo:rsid="001719a3"/>
    </style:style>
    <style:style style:name="T34" style:family="text">
      <style:text-properties fo:font-size="13pt" officeooo:rsid="0014160d" style:font-size-asian="10.5pt"/>
    </style:style>
    <style:style style:name="T35" style:family="text">
      <style:text-properties officeooo:rsid="0017f8b0"/>
    </style:style>
    <style:style style:name="T36" style:family="text">
      <style:text-properties officeooo:rsid="0018751b"/>
    </style:style>
    <style:style style:name="T37" style:family="text">
      <style:text-properties officeooo:rsid="001a2539"/>
    </style:style>
    <style:style style:name="T38" style:family="text">
      <style:text-properties officeooo:rsid="001b7a77"/>
    </style:style>
    <style:style style:name="T39" style:family="text">
      <style:text-properties officeooo:rsid="001c9dad"/>
    </style:style>
    <style:style style:name="T40" style:family="text">
      <style:text-properties officeooo:rsid="001ff324"/>
    </style:style>
    <style:style style:name="T41" style:family="text">
      <style:text-properties officeooo:rsid="00225d6d"/>
    </style:style>
    <style:style style:name="T42" style:family="text">
      <style:text-properties officeooo:rsid="002685bd"/>
    </style:style>
    <style:style style:name="T43" style:family="text">
      <style:text-properties officeooo:rsid="00282098"/>
    </style:style>
    <style:style style:name="T44" style:family="text">
      <style:text-properties officeooo:rsid="00299278"/>
    </style:style>
    <style:style style:name="T45" style:family="text">
      <style:text-properties officeooo:rsid="00285a8f"/>
    </style:style>
    <style:style style:name="T46" style:family="text">
      <style:text-properties officeooo:rsid="002ac7dc"/>
    </style:style>
    <style:style style:name="T47" style:family="text">
      <style:text-properties officeooo:rsid="002e3efc"/>
    </style:style>
    <style:style style:name="T48" style:family="text">
      <style:text-properties officeooo:rsid="0031160a"/>
    </style:style>
    <style:style style:name="T49" style:family="text">
      <style:text-properties officeooo:rsid="0031b65a"/>
    </style:style>
    <style:style style:name="T50" style:family="text">
      <style:text-properties officeooo:rsid="00324bdf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33c5ea"/>
    </style:style>
    <style:style style:name="T53" style:family="text">
      <style:text-properties officeooo:rsid="00351ba0"/>
    </style:style>
    <style:style style:name="T54" style:family="text">
      <style:text-properties officeooo:rsid="00354df4"/>
    </style:style>
    <style:style style:name="T55" style:family="text">
      <style:text-properties officeooo:rsid="00360627"/>
    </style:style>
    <style:style style:name="T56" style:family="text">
      <style:text-properties officeooo:rsid="003734e7"/>
    </style:style>
    <style:style style:name="T57" style:family="text">
      <style:text-properties officeooo:rsid="0038c6c4"/>
    </style:style>
    <style:style style:name="T58" style:family="text">
      <style:text-properties officeooo:rsid="0039cfd7"/>
    </style:style>
    <style:style style:name="T59" style:family="text">
      <style:text-properties officeooo:rsid="003a373f"/>
    </style:style>
    <style:style style:name="T60" style:family="text">
      <style:text-properties officeooo:rsid="003a491e"/>
    </style:style>
    <style:style style:name="T61" style:family="text">
      <style:text-properties officeooo:rsid="003c3495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Ejercicios <text:span text:style-name="T49">bloque </text:span><text:span text:style-name="T46">I</text:span></text:p>
      <text:p text:style-name="P83">La entrega de estos ejercicios debe ser en archivos individuales <text:span text:style-name="T33">en el campus o </text:span><text:span text:style-name="T29">vía correo electrónico a </text:span><text:a xlink:type="simple" xlink:href="mailto:mrvilugron@unrn.edu.ar" text:style-name="Internet_20_link" text:visited-style-name="Visited_20_Internet_20_Link"><text:span text:style-name="T29">mrvilugron@unrn.edu.ar</text:span></text:a><text:span text:style-name="T29">. No compact</text:span><text:span text:style-name="T48">en</text:span><text:span text:style-name="T29"> los archivos, </text:span><text:span text:style-name="T48">así los puedo revisar más rápido.</text:span></text:p>
      <text:p text:style-name="P87"><text:span text:style-name="Strong_20_Emphasis">No olviden:</text:span></text:p>
      <text:list text:style-name="Numbering_20_1">
        <text:list-item>
          <text:p text:style-name="P75"><text:span text:style-name="T50">Anoten q</text:span><text:span text:style-name="T49">ue es lo que se espera de entrada y que es lo que esperan que salga.</text:span></text:p>
        </text:list-item>
        <text:list-item>
          <text:p text:style-name="P77"><text:span text:style-name="T2">Sigan la forma de la salida siempre que sea posible, </text:span><text:span text:style-name="T7">pueden agregar información adicional si lo desean, pero mantengan los programas simples.</text:span></text:p>
        </text:list-item>
        <text:list-item>
          <text:p text:style-name="P75"><text:span text:style-name="T2">Un archivo por cada e</text:span><text:span text:style-name="T6">jercicio </text:span><text:span text:style-name="T2">y el </text:span><text:span text:style-name="T6">nombre del mismo deberá ser </text:span><text:span text:style-name="Example"><text:span text:style-name="T34">apellido-numero.py</text:span></text:span><text:span text:style-name="T6">, </text:span><text:span text:style-name="T8">para que sea más fácil de revisar, no lo compacten (zip/rar/etc)</text:span></text:p>
        </text:list-item>
        <text:list-item>
          <text:p text:style-name="P75"><text:span text:style-name="T33">Si hay un número, asuman que es un</text:span><text:span text:style-name="T48">o</text:span><text:span text:style-name="T33"> </text:span><text:span text:style-name="T48">entero </text:span><text:span text:style-name="T46">natural</text:span> incluyendo el cero, salvo que sea indicad<text:span text:style-name="T33">a otra cosa </text:span><text:span text:style-name="T48">y vean si es realmente necesario considerar los números negativos.</text:span></text:p>
        </text:list-item>
        <text:list-item>
          <text:p text:style-name="P75"><text:span text:style-name="T33">Algunos ejercicios tienen indicados extras que agregan alguna cosa extra o cambian la dificultad del ejercicio, </text:span><text:span text:style-name="T39">si intentan el extra, la entrega es del mismo.</text:span></text:p>
        </text:list-item>
        <text:list-item>
          <text:p text:style-name="P79"><text:span text:style-name="T49">Indiquen en cada ejercicio resuelto </text:span>4 valores de entrada con su respectiva salida <text:span text:style-name="T49">dentro de un comentario.</text:span></text:p>
        </text:list-item>
      </text:list>
      <text:p text:style-name="P82">Todos los archivos deben tener al principio <text:span text:style-name="T49">este comentario con sus datos:</text:span></text:p>
      <text:p text:style-name="P81"><text:span text:style-name="T30"># </text:span><text:span text:style-name="T31">Martín René Vilugrón</text:span></text:p>
      <text:p text:style-name="P81"><text:span text:style-name="T31"># </text:span><text:span text:style-name="T30">mrvilugron@unrn.edu.ar</text:span></text:p>
      <text:p text:style-name="P80"># Ejercicios Python – 1</text:p>
      <text:p text:style-name="P84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<text:span text:style-name="T50">l</text:span> ejercicio <text:span text:style-name="T50">que les trajo problemas y copiando el enunciado los podemos ayudar más rápido.</text:span></text:p>
      <text:p text:style-name="P86">Observen de usar lo que vemos en clases y está en el apunte, Python ofrece más opciones para resolver los ejercicios que no serán tomadas como válidas.</text:p>
      <text:p text:style-name="P85">Si no llegan a todos los ejercicios, ¡no hay problema! Esto no es con nota, es para que practiquen.</text:p>
      <text:p text:style-name="P71">!<text:span text:style-name="T41">La clave de la programación es la práctica, por lo que les recomiendo fuertemente que </text:span><text:span text:style-name="T42">no </text:span><text:span text:style-name="T41">busquen la solución al problema en internet. </text:span><text:span text:style-name="T42">Así como es muy recomendable implementar múltiples soluciones a cada ejercicio.</text:span></text:p>
      <text:h text:style-name="P72" text:outline-level="2">Ejercicios</text:h>
      <text:section text:style-name="Sect1" text:name="Sección1">
        <text:list text:style-name="Trabajo_20_Practico">
          <text:list-item>
            <text:h text:style-name="P89" text:outline-level="3"><text:span text:style-name="T38">Cálculo</text:span> de área</text:h>
          </text:list-item>
        </text:list>
        <text:p text:style-name="P68">Escribir un programa que solicite al usuario la base y la altura, calcule el área del triángulo y muestre el resultado por pantalla.</text:p>
        <text:p text:style-name="P40"><text:span text:style-name="T35">E</text:span>ntrada</text:p>
        <text:p text:style-name="P14">¿<text:span text:style-name="T54">Cual es la base? </text:span>1<text:span text:style-name="T47">4.4</text:span></text:p>
        <text:p text:style-name="P14">¿<text:span text:style-name="T54">Cual es la altura? </text:span>7</text:p>
        <text:p text:style-name="P40">Salida</text:p>
        <text:p text:style-name="P67">El área del triangulo de base 14.4 y 7.0 es de 50.4</text:p>
        <text:p text:style-name="P18"><draw:frame draw:style-name="fr3" draw:name="Objeto1" text:anchor-type="as-char" svg:y="-0.619cm" svg:width="2.293cm" svg:height="0.998cm" draw:z-index="0"><draw:object xlink:href="./Object 3" xlink:type="simple" xlink:show="embed" xlink:actuate="onLoad"/><draw:image xlink:href="./ObjectReplacements/Object 3" xlink:type="simple" xlink:show="embed" xlink:actuate="onLoad"/></draw:frame></text:p>
        <text:list text:continue-numbering="true" text:style-name="Trabajo_20_Practico">
          <text:list-item>
            <text:h text:style-name="P89" text:outline-level="3">Costo de combustible</text:h>
          </text:list-item>
        </text:list>
        <text:p text:style-name="P48"><text:span text:style-name="T17">Escribir un programa que solicite al usuario el precio y la cantidad de combustible cargado e imprima el costo total de la carga de combustible.</text:span> <text:span text:style-name="T54">Indicar también la cantidad de puntos acumulados, siendo un punto cada 3 litros; los puntos no se fraccionan.</text:span></text:p>
        <text:p text:style-name="Source_20_Code_20_Header"><text:span text:style-name="T36">Ent</text:span>rada</text:p>
        <text:p text:style-name="P16"><text:span text:style-name="T54">Litros cargados: </text:span>15.<text:span text:style-name="T54">493</text:span></text:p>
        <text:p text:style-name="P67">Costo por litro: 1234.4</text:p>
        <text:p text:style-name="P41">Salida</text:p>
        <text:p text:style-name="P67">La carga de 15.49 litros a 1234.40$ salió 19124.55 y acumuló 5 puntos.</text:p>
        <text:list text:continue-numbering="true" text:style-name="Trabajo_20_Practico">
          <text:list-item>
            <text:h text:style-name="P89" text:outline-level="3">Aprobado</text:h>
          </text:list-item>
        </text:list>
        <text:p text:style-name="P48">Escribir un programa que solicite el número de la nota de un alumno y determine si este paso o no el examen.<text:span text:style-name="T17"> Considerar notas mayores o iguales a 4 como aprobadas.</text:span></text:p>
        <text:p text:style-name="P40"><text:span text:style-name="T35">E</text:span>ntrada</text:p>
        <text:p text:style-name="P14">¿<text:span text:style-name="T54">Cual es la nota del estudiante? </text:span>6</text:p>
        <text:p text:style-name="P40">Salida</text:p>
        <text:p text:style-name="P14"><text:span text:style-name="T54">El estudiante esta </text:span>aprobado <text:span text:style-name="T54">con 6</text:span></text:p>
        <text:list text:continue-numbering="true" text:style-name="Trabajo_20_Practico">
          <text:list-item>
            <text:h text:style-name="P89" text:outline-level="3">Comparación de <text:span text:style-name="T14">2</text:span> <text:span text:style-name="T15">valores</text:span></text:h>
          </text:list-item>
        </text:list>
        <text:p text:style-name="P47">Escribir un programa que <text:span text:style-name="T14">dados 2 números ingresados, indique cuál es el menor</text:span>.</text:p>
        <text:p text:style-name="P40"><text:span text:style-name="T35">E</text:span>ntrada</text:p>
        <text:p text:style-name="P14">¿<text:span text:style-name="T54">Cual es el primer valor? </text:span>15</text:p>
        <text:p text:style-name="P19">¿<text:span text:style-name="T54">Cual es el segundo valor? </text:span>7</text:p>
        <text:p text:style-name="P40">Salida</text:p>
        <text:p text:style-name="P14"><text:span text:style-name="T54">El menor es el segundo valor con </text:span>7</text:p>
        <text:list text:continue-numbering="true" text:style-name="Trabajo_20_Practico">
          <text:list-item>
            <text:h text:style-name="P91" text:outline-level="3">Arbolito</text:h>
          </text:list-item>
        </text:list>
        <text:p text:style-name="P9">Escribir un programa que imprima un arbolito:</text:p>
        <text:p text:style-name="Source_20_Code"><text:s text:c="5"/>*</text:p>
        <text:p text:style-name="Source_20_Code"><text:s text:c="4"/>***</text:p>
        <text:p text:style-name="Source_20_Code"><text:s text:c="3"/>*****</text:p>
        <text:p text:style-name="P12"><text:s text:c="2"/>*******</text:p>
        <text:p text:style-name="P12"><text:s text:c="5"/><text:span text:style-name="T33">||</text:span></text:p>
        <text:p text:style-name="P9"><text:soft-page-break/><text:span text:style-name="Strong_20_Emphasis">E</text:span><text:span text:style-name="Strong_20_Emphasis"><text:span text:style-name="T37">xtra</text:span></text:span>: Imprimir un árbol de un tamaño pedido al usuario</text:p>
        <text:list text:continue-numbering="true" text:style-name="Trabajo_20_Practico">
          <text:list-item>
            <text:h text:style-name="P89" text:outline-level="3">Transformación de un número</text:h>
          </text:list-item>
        </text:list>
        <text:p text:style-name="P47">Escribir un programa que permita transformar un número <text:span text:style-name="T16">solicitado </text:span>expresado en grados,<text:span text:style-name="T33"> </text:span>minutos y segundos a segundos.</text:p>
        <text:p text:style-name="P13">Entrada</text:p>
        <text:p text:style-name="P8"><text:span text:style-name="T54">grados? </text:span>1</text:p>
        <text:p text:style-name="P8"><text:span text:style-name="T54">minutos? </text:span>5</text:p>
        <text:p text:style-name="P8"><text:span text:style-name="T54">segundos? </text:span>10</text:p>
        <text:p text:style-name="P13">Salida</text:p>
        <text:p text:style-name="P14"><text:span text:style-name="T54">01:05:10 da </text:span>3910 <text:span text:style-name="T54">segundos</text:span></text:p>
        <text:p text:style-name="P15">Recuerden que un grado son 60 minutos y un minuto son 60 segundos.</text:p>
        <text:list text:continue-numbering="true" text:style-name="Trabajo_20_Practico">
          <text:list-item>
            <text:h text:style-name="P92" text:outline-level="3">Secuencia</text:h>
          </text:list-item>
        </text:list>
        <text:p text:style-name="P59">Escribir un programa que muestre en pantalla la secuencia de números naturales en la que se indique a partir de cuál (inclusive), un valor máximo (no inclusive) y un paso.</text:p>
        <text:p text:style-name="P62">Entrada</text:p>
        <text:p text:style-name="P58"><text:span text:style-name="T54">inicio? </text:span>2</text:p>
        <text:p text:style-name="P58"><text:span text:style-name="T54">fin? </text:span>11</text:p>
        <text:p text:style-name="P58"><text:span text:style-name="T54">paso? </text:span>2</text:p>
        <text:p text:style-name="P62">Salida</text:p>
        <text:p text:style-name="P58">2, <text:span text:style-name="T61">4</text:span>, 6, 8, 10</text:p>
        <text:p text:style-name="P11"><text:span text:style-name="Strong_20_Emphasis">E</text:span><text:span text:style-name="Strong_20_Emphasis"><text:span text:style-name="T37">xtra</text:span></text:span>: <text:span text:style-name="T52">Que se admitan números enteros en las tres partes.</text:span></text:p>
        <text:list text:continue-numbering="true" text:style-name="Trabajo_20_Practico">
          <text:list-item>
            <text:h text:style-name="P93" text:outline-level="3">Transformación II</text:h>
          </text:list-item>
        </text:list>
        <text:p text:style-name="P43">Escribir un programa que permita transformar un número <text:span text:style-name="T16">solicitado </text:span><text:span text:style-name="T38">en</text:span> segundos <text:span text:style-name="T38">a grados,</text:span><text:span text:style-name="T33"> </text:span><text:span text:style-name="T38">minutos y segundos.</text:span></text:p>
        <text:p text:style-name="P42">Entrada</text:p>
        <text:p text:style-name="P17">¿<text:span text:style-name="T56">Cuantos segundos? </text:span>3910</text:p>
        <text:p text:style-name="P42">Salida</text:p>
        <text:p text:style-name="P10"><text:span text:style-name="T56">Los 3910 segundos dan 0</text:span>1:<text:span text:style-name="T56">0</text:span>5:<text:span text:style-name="T56">10</text:span></text:p>
        <text:list text:continue-numbering="true" text:style-name="Trabajo_20_Practico">
          <text:list-item>
            <text:h text:style-name="P89" text:outline-level="3">Intercambio</text:h>
          </text:list-item>
        </text:list>
        <text:p text:style-name="P47">Escribir un programa que pida el ingreso de dos <text:span text:style-name="T35">valores</text:span>, intercambie <text:span text:style-name="T50">los valores en sus variables </text:span>y los muestre en pantalla.</text:p>
        <text:p text:style-name="Source_20_Code_20_Header"><text:span text:style-name="T35">E</text:span>ntrada</text:p>
        <text:p text:style-name="P19">¿<text:span text:style-name="T54">Cual es el primer valor? </text:span>15</text:p>
        <text:p text:style-name="P19">¿<text:span text:style-name="T54">Cual es el segundo valor? </text:span>7</text:p>
        <text:p text:style-name="P40">Salida</text:p>
        <text:p text:style-name="P14"><text:span text:style-name="T54">El primer valor ahora es </text:span>7 <text:span text:style-name="T54">y el segundo </text:span>15</text:p>
        <text:p text:style-name="P23"><text:span text:style-name="Strong_20_Emphasis">Extra</text:span>: Solo hacer el intercambio cuando los valores sean diferentes.</text:p>
        <text:list text:continue-numbering="true" text:style-name="Trabajo_20_Practico">
          <text:list-item>
            <text:h text:style-name="P89" text:outline-level="3">Pares e impares</text:h>
          </text:list-item>
        </text:list>
        <text:p text:style-name="Text_20_body">Escribir un programa que pida el ingreso de un número y determine si el número es par o impar.</text:p>
        <text:p text:style-name="P40"><text:span text:style-name="T35">E</text:span>ntrada</text:p>
        <text:p text:style-name="P14"><text:span text:style-name="T54">Ingrese un número: </text:span>15</text:p>
        <text:p text:style-name="P40"><text:span text:style-name="T35">S</text:span>alida</text:p>
        <text:p text:style-name="P14"><text:soft-page-break/><text:span text:style-name="T54">El número 15 es </text:span>impar</text:p>
        <text:p text:style-name="P65"><text:span text:style-name="T51">Extra</text:span>: Usar restas.</text:p>
        <text:list text:continue-numbering="true" text:style-name="Trabajo_20_Practico">
          <text:list-item>
            <text:h text:style-name="P89" text:outline-level="3">Suma Lenta</text:h>
          </text:list-item>
        </text:list>
        <text:p text:style-name="P52"><text:span text:style-name="T44">Escribir </text:span>un <text:span text:style-name="T44">programa</text:span> que sume dos números <text:span text:style-name="T43">naturales</text:span> solicitados sumando de a uno. <text:span text:style-name="T29">(sin sumar ambos números directamente)</text:span></text:p>
        <text:p text:style-name="P53"><draw:frame draw:style-name="fr3" draw:name="Objeto2" text:anchor-type="as-char" svg:y="-0.377cm" svg:width="4.00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<text:p text:style-name="P40"><text:span text:style-name="T35">E</text:span>ntrada</text:p>
        <text:p text:style-name="P14"><text:span text:style-name="T54">Ingrese primer sumando: </text:span>4</text:p>
        <text:p text:style-name="P14"><text:span text:style-name="T54">Ingrese segundo sumando: </text:span>4</text:p>
        <text:p text:style-name="P40">Salida</text:p>
        <text:p text:style-name="P66"><text:span text:style-name="T54">La suma lenta entre 4 y 4 da </text:span>8</text:p>
        <text:list text:continue-numbering="true" text:style-name="Trabajo_20_Practico">
          <text:list-item>
            <text:h text:style-name="P89" text:outline-level="3">Suma de números</text:h>
          </text:list-item>
        </text:list>
        <text:p text:style-name="P50">Escribir un programa que sume <text:span text:style-name="T35">5</text:span> números ingresados y muestre el resultado. <text:span text:style-name="T29">No es necesario almacenar los </text:span><text:span text:style-name="T35">5</text:span><text:span text:style-name="T29"> números </text:span><text:span text:style-name="T35">individualmente</text:span><text:span text:style-name="T29">.</text:span></text:p>
        <text:p text:style-name="P40"><text:span text:style-name="T35">E</text:span>ntrada</text:p>
        <text:p text:style-name="P14">¿<text:span text:style-name="T54">Primero? </text:span>4</text:p>
        <text:p text:style-name="P14">¿<text:span text:style-name="T54">segundo</text:span>? 4</text:p>
        <text:p text:style-name="P19">¿<text:span text:style-name="T54">tercero</text:span>? 4</text:p>
        <text:p text:style-name="P19">¿<text:span text:style-name="T54">cuarto</text:span>? 4</text:p>
        <text:p text:style-name="P19">¿<text:span text:style-name="T54">quinto</text:span>? 4</text:p>
        <text:p text:style-name="P40">Salida</text:p>
        <text:p text:style-name="P14"><text:span text:style-name="T54">La suma de los cinco números da </text:span>20</text:p>
        <text:p text:style-name="P31"><text:span text:style-name="Strong_20_Emphasis"><text:span text:style-name="T39">Extra</text:span></text:span><text:span text:style-name="T39">: Sumar </text:span><text:span text:style-name="T15">una cantidad de números ingresados por el usuario.</text:span></text:p>
        <text:p text:style-name="P40"><text:span text:style-name="T35">E</text:span>ntrada</text:p>
        <text:p text:style-name="P14">¿<text:span text:style-name="T55">Cuantos números vamos a sumar? </text:span>5</text:p>
        <text:p text:style-name="P14"><text:span text:style-name="T55">1: </text:span>10</text:p>
        <text:p text:style-name="P14"><text:span text:style-name="T55">2: </text:span>10</text:p>
        <text:p text:style-name="P14"><text:span text:style-name="T55">3: </text:span>10</text:p>
        <text:p text:style-name="P14"><text:span text:style-name="T55">4: </text:span>10</text:p>
        <text:p text:style-name="P14"><text:span text:style-name="T55">5: </text:span>10</text:p>
        <text:p text:style-name="P40">Salida</text:p>
        <text:p text:style-name="P14"><text:span text:style-name="T39">la suma </text:span><text:span text:style-name="T55">de los 5 números </text:span><text:span text:style-name="T39">da: </text:span>50</text:p>
        <text:list text:continue-numbering="true" text:style-name="Trabajo_20_Practico">
          <text:list-item>
            <text:h text:style-name="P94" text:outline-level="3">Calificaciones II</text:h>
          </text:list-item>
        </text:list>
        <text:p text:style-name="P49">Escriba un programa que pida una puntuación entre 0 y 10<text:span text:style-name="T47">0</text:span>.</text:p>
        <text:p text:style-name="Viñeta_20_punto">Si la puntuación está fuera del rango, imprima un error.</text:p>
        <text:p text:style-name="Viñeta_20_punto">Si la puntuación está entre 0 y 10 <text:span text:style-name="T32">muestre el resultado en letras </text:span>utilizando la siguiente tabla: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Heading">Calificación:</text:p>
            </table:table-cell>
            <table:table-cell table:style-name="Tabla1.B1" office:value-type="string">
              <text:p text:style-name="Table_20_Heading">Resultado</text:p>
            </table:table-cell>
          </table:table-row>
          <table:table-row>
            <table:table-cell table:style-name="Tabla1.A2" office:value-type="string">
              <text:p text:style-name="P46">&gt;= 9<text:span text:style-name="T32">0</text:span></text:p>
            </table:table-cell>
            <table:table-cell table:style-name="Tabla1.B2" office:value-type="string">
              <text:p text:style-name="P46">A</text:p>
            </table:table-cell>
          </table:table-row>
          <table:table-row>
            <table:table-cell table:style-name="Tabla1.A2" office:value-type="string">
              <text:p text:style-name="P46">&gt;= 8<text:span text:style-name="T32">0</text:span></text:p>
            </table:table-cell>
            <table:table-cell table:style-name="Tabla1.B2" office:value-type="string">
              <text:p text:style-name="P46">B</text:p>
            </table:table-cell>
          </table:table-row>
          <table:table-row>
            <table:table-cell table:style-name="Tabla1.A2" office:value-type="string">
              <text:p text:style-name="P46">&gt;= 7<text:span text:style-name="T32">0</text:span></text:p>
            </table:table-cell>
            <table:table-cell table:style-name="Tabla1.B2" office:value-type="string">
              <text:p text:style-name="P46">C</text:p>
            </table:table-cell>
          </table:table-row>
          <table:table-row>
            <table:table-cell table:style-name="Tabla1.A2" office:value-type="string">
              <text:p text:style-name="P46">&gt;= 6<text:span text:style-name="T32">0</text:span></text:p>
            </table:table-cell>
            <table:table-cell table:style-name="Tabla1.B2" office:value-type="string">
              <text:p text:style-name="P46">D</text:p>
            </table:table-cell>
          </table:table-row>
          <table:table-row>
            <table:table-cell table:style-name="Tabla1.A2" office:value-type="string">
              <text:p text:style-name="P46">&lt; <text:span text:style-name="T32">60</text:span> F</text:p>
            </table:table-cell>
            <table:table-cell table:style-name="Tabla1.B2" office:value-type="string">
              <text:p text:style-name="P46">F</text:p>
            </table:table-cell>
          </table:table-row>
        </table:table>
        <text:p text:style-name="P42"><text:span text:style-name="T35">E</text:span>ntrada</text:p>
        <text:p text:style-name="P22">¿<text:span text:style-name="T55">Cual es la puntuación? </text:span>91</text:p>
        <text:p text:style-name="P42">Salida</text:p>
        <text:p text:style-name="P22"><text:soft-page-break/><text:span text:style-name="T39">La nota 91 es </text:span>A</text:p>
        <text:list text:continue-numbering="true" text:style-name="Trabajo_20_Practico">
          <text:list-item>
            <text:h text:style-name="P90" text:outline-level="3"><text:span text:style-name="T32">N</text:span>úmeros positivos y negativos</text:h>
          </text:list-item>
        </text:list>
        <text:p text:style-name="Text_20_body">Escribir un programa que pida el ingreso de un número e indique si el mismo es positivo o negativo <text:span text:style-name="T18">o cero</text:span></text:p>
        <text:p text:style-name="P42"><text:span text:style-name="T35">E</text:span>ntrada</text:p>
        <text:p text:style-name="P17"><text:span text:style-name="T57">Ingrese un número: </text:span>-4<text:span text:style-name="T38">0</text:span></text:p>
        <text:p text:style-name="P42">Salida</text:p>
        <text:p text:style-name="P22">-<text:span text:style-name="T39">40 es </text:span>negativo</text:p>
        <text:list text:continue-numbering="true" text:style-name="Trabajo_20_Practico">
          <text:list-item>
            <text:h text:style-name="P89" text:outline-level="3">Múltiplos de 5</text:h>
          </text:list-item>
        </text:list>
        <text:p text:style-name="P51">Escribir un programa que pida el ingreso de un número e indique si el número introducido es múltiplo de 5</text:p>
        <text:p text:style-name="P42"><text:span text:style-name="T35">E</text:span>ntrada</text:p>
        <text:p text:style-name="P24"><text:span text:style-name="T57">Ingrese un número: </text:span>25</text:p>
        <text:p text:style-name="P42">Salida</text:p>
        <text:p text:style-name="P22">25 es múltiplo de 5</text:p>
        <text:p text:style-name="P23">Extra: Hacer que el programa del mismo resultado indicando contra qué número comprobar <text:span text:style-name="T50">si es o no múltiplo</text:span>.</text:p>
        <text:list text:continue-numbering="true" text:style-name="Trabajo_20_Practico">
          <text:list-item>
            <text:h text:style-name="P89" text:outline-level="3">Intervalo</text:h>
          </text:list-item>
        </text:list>
        <text:p text:style-name="Text_20_body">Escribir un programa que pida el ingreso de tres valores, e indique si el tercero de ellos pertenece o no al intervalo determinado por los dos primeros.</text:p>
        <text:p text:style-name="P30"><text:span text:style-name="T35">E</text:span>ntrada</text:p>
        <text:p text:style-name="P25"><text:span text:style-name="T57">Ingrese la cota inferior: </text:span>1</text:p>
        <text:p text:style-name="P28"><text:span text:style-name="T57">Ingrese la cota superior: </text:span>4</text:p>
        <text:p text:style-name="P25"><text:span text:style-name="T57">Ingrese un número para verificar: </text:span>2</text:p>
        <text:p text:style-name="P30">Salida</text:p>
        <text:p text:style-name="P25">2 pertenece al intervalo entre 1 y 4</text:p>
        <text:list text:continue-numbering="true" text:style-name="Trabajo_20_Practico">
          <text:list-item>
            <text:h text:style-name="P95" text:outline-level="3">Serie de dos</text:h>
          </text:list-item>
        </text:list>
        <text:p text:style-name="P55">Escribir un programa que pida el ingreso de <text:span text:style-name="T45">un número entero que indica la cantidad de veces a sumar una serie del siguiente tipo</text:span></text:p>
        <text:p text:style-name="P57">Si el número es 5, la serie sería:<draw:frame draw:style-name="fr3" draw:name="Objeto3" text:anchor-type="as-char" svg:y="-0.377cm" svg:width="6.387cm" svg:height="0.467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text:p text:style-name="P54"><text:span text:style-name="T35">E</text:span>ntrada</text:p>
        <text:p text:style-name="P56"><text:span text:style-name="T57">Cuantas veces repetimos </text:span>5</text:p>
        <text:p text:style-name="P54">Salida</text:p>
        <text:p text:style-name="P27"><text:span text:style-name="T57">La suma creciente da: </text:span>24690</text:p>
        <text:list text:continue-numbering="true" text:style-name="Trabajo_20_Practico">
          <text:list-item>
            <text:h text:style-name="P89" text:outline-level="3">Comparación de 4 variables</text:h>
          </text:list-item>
        </text:list>
        <text:p text:style-name="Text_20_body">Escribir un programa que pida el ingreso de 4 valores e indique cuál es el menor de todos ellos.</text:p>
        <text:p text:style-name="P30"><text:span text:style-name="T35">E</text:span>ntrada</text:p>
        <text:p text:style-name="P20">¿<text:span text:style-name="T54">Primero? </text:span><text:span text:style-name="T58">6</text:span></text:p>
        <text:p text:style-name="P20">¿<text:span text:style-name="T54">segundo</text:span>? 4</text:p>
        <text:p text:style-name="P20">¿<text:span text:style-name="T54">tercero</text:span>? <text:span text:style-name="T58">2</text:span></text:p>
        <text:p text:style-name="P20">¿<text:span text:style-name="T54">cuarto</text:span>? <text:span text:style-name="T58">8</text:span></text:p>
        <text:p text:style-name="P30">Salida</text:p>
        <text:p text:style-name="P25"><text:soft-page-break/>el numero menor es 2</text:p>
        <text:list text:continue-numbering="true" text:style-name="Trabajo_20_Practico">
          <text:list-item>
            <text:h text:style-name="P89" text:outline-level="3"><text:span text:style-name="T52">P</text:span>romedio</text:h>
          </text:list-item>
        </text:list>
        <text:p text:style-name="Text_20_body">Esc<text:span text:style-name="T19">ribir un programa que pida el ingreso de </text:span><text:span text:style-name="T9">20</text:span><text:span text:style-name="T19"> números desde teclado y calcule su </text:span><text:span text:style-name="T21">promedio</text:span>. <text:span text:style-name="T18">(no es necesa</text:span>rio guardar los número<text:span text:style-name="T52">s</text:span> individuales<text:span text:style-name="T52">)</text:span></text:p>
        <text:p text:style-name="P30"><text:span text:style-name="T35">E</text:span>ntrada</text:p>
        <text:p text:style-name="P20">¿<text:span text:style-name="T54">Primero? </text:span><text:span text:style-name="T58">10</text:span></text:p>
        <text:p text:style-name="P20">¿<text:span text:style-name="T54">segundo</text:span>? <text:span text:style-name="T58">10</text:span></text:p>
        <text:p text:style-name="P20">¿<text:span text:style-name="T54">tercero</text:span>? <text:span text:style-name="T58">10</text:span></text:p>
        <text:p text:style-name="P20">¿<text:span text:style-name="T54">cuarto</text:span>? <text:span text:style-name="T58">10</text:span></text:p>
        <text:p text:style-name="P30">Salida</text:p>
        <text:p text:style-name="P25">El promedio es 10.0</text:p>
        <text:p text:style-name="P26"><text:span text:style-name="Strong_20_Emphasis">Extra</text:span>: Obtener el promedio de una cantidad de números ingresada por el usuario.</text:p>
        <text:list text:continue-numbering="true" text:style-name="Trabajo_20_Practico">
          <text:list-item>
            <text:h text:style-name="P89" text:outline-level="3">Múltiplos</text:h>
          </text:list-item>
        </text:list>
        <text:p text:style-name="Text_20_body">Escribir un programa que imprima en pantalla todos los múltiplos de 7 entre 0 y 100.</text:p>
        <text:p text:style-name="P33"><text:span text:style-name="Strong_20_Emphasis">Extra</text:span>: Que el usuario ingrese el tope de la búsqueda de múltiplos.</text:p>
        <text:list text:continue-numbering="true" text:style-name="Trabajo_20_Practico">
          <text:list-item>
            <text:h text:style-name="P89" text:outline-level="3"><text:bookmark-start text:name="__RefHeading__2037_935571122"/><text:span text:style-name="T32">F</text:span>actorial<text:bookmark-end text:name="__RefHeading__2037_935571122"/></text:h>
          </text:list-item>
        </text:list>
        <text:p text:style-name="Text_20_body">Escribir <text:span text:style-name="T19">un programa que solicite el ingreso de un número y calcule su factoria</text:span>l. Tener en cuenta que <draw:frame draw:style-name="fr2" draw:name="Object37" text:anchor-type="as-char" svg:width="1.184cm" svg:height="0.467cm" draw:z-index="11"><draw:object xlink:href="./Object 1" xlink:type="simple" xlink:show="embed" xlink:actuate="onLoad"/><draw:image xlink:href="./ObjectReplacements/Object 1" xlink:type="simple" xlink:show="embed" xlink:actuate="onLoad"/><svg:desc>fórmula</svg:desc></draw:frame>, y que el factorial está definido solo para números positivos.</text:p>
        <text:p text:style-name="P30"><text:span text:style-name="T35">E</text:span>ntrada</text:p>
        <text:p text:style-name="P25">¿<text:span text:style-name="T58">Que termino de factorial? </text:span>4</text:p>
        <text:p text:style-name="P30">Salida</text:p>
        <text:p text:style-name="P25">4! = 4 x 3 x 2 x 1 = 24</text:p>
        <text:list text:continue-numbering="true" text:style-name="Trabajo_20_Practico">
          <text:list-item>
            <text:h text:style-name="P89" text:outline-level="3"><text:bookmark-start text:name="__RefHeading__2039_935571122"/><text:span text:style-name="T22">Sucesión</text:span> de Fibonacci<text:bookmark-end text:name="__RefHeading__2039_935571122"/></text:h>
          </text:list-item>
        </text:list>
        <text:p text:style-name="Text_20_body">L<text:span text:style-name="T19">a sucesión de Fibonacci es una sucesión infinita donde cada elemento es la suma de lo</text:span>s dos anteriores. En la misma, los dos primeros <text:span text:style-name="T23">términos</text:span> son <text:span text:style-name="Example"><text:span text:style-name="T39">0</text:span></text:span><text:span text:style-name="T39"> y </text:span><text:span text:style-name="Example"><text:span text:style-name="T39">1</text:span></text:span><text:span text:style-name="T39">.</text:span></text:p>
        <text:p text:style-name="Text_20_body">Esc<text:span text:style-name="T19">ribir un programa que genere la serie de Fibonacci </text:span><text:span text:style-name="T20">hasta un término pedido al usuario</text:span><text:span text:style-name="T24"> </text:span>y la muestre en pantalla <text:span text:style-name="T25">de la siguiente manera</text:span>.</text:p>
        <text:p text:style-name="P38">Entrada</text:p>
        <text:p text:style-name="P25">¿<text:span text:style-name="T58">Qué termino de la serie? </text:span>6</text:p>
        <text:p text:style-name="P38">Salida</text:p>
        <text:p text:style-name="P39"><text:span text:style-name="T58">1:</text:span><text:span text:style-name="T39">0, 2:</text:span>1, <text:span text:style-name="T39">3:1, 4:2, 5:3, 6:5</text:span></text:p>
        <text:p text:style-name="P26">El menor término calculable es el tercero.</text:p>
        <text:list text:continue-numbering="true" text:style-name="Trabajo_20_Practico">
          <text:list-item>
            <text:h text:style-name="P89" text:outline-level="3"><text:bookmark-start text:name="__RefHeading__2041_935571122"/>Números primos<text:bookmark-end text:name="__RefHeading__2041_935571122"/></text:h>
          </text:list-item>
        </text:list>
        <text:p text:style-name="Text_20_body">Escribir un programa que <text:span text:style-name="T26">indique si un número ingresado es </text:span>primos <text:s/><text:span text:style-name="T26">o no. </text:span><text:span text:style-name="T5">U</text:span><text:span text:style-name="T26">n número primo es un número </text:span><text:span text:style-name="T5">entero</text:span><text:span text:style-name="T26"> mayor que 1 que tiene únicamente dos divisores positivos distintos: él mismo y el 1. Por ejemplo; 7</text:span></text:p>
        <text:p text:style-name="P30">Entrada</text:p>
        <text:p text:style-name="P29"><text:span text:style-name="T57">Ingrese un número: </text:span>7</text:p>
        <text:p text:style-name="P30">Salida</text:p>
        <text:p text:style-name="P25"><text:span text:style-name="T58">El número </text:span>7 es primo</text:p>
        <text:list text:continue-numbering="true" text:style-name="Trabajo_20_Practico">
          <text:list-item>
            <text:h text:style-name="P89" text:outline-level="3"><text:bookmark-start text:name="__RefHeading___Toc5417_2964218907"/><text:soft-page-break/>Restas sucesivas<text:bookmark-end text:name="__RefHeading___Toc5417_2964218907"/></text:h>
          </text:list-item>
        </text:list>
        <text:p text:style-name="Text_20_body">Escribir un programa que mediante restas sucesivas, obtenga el valor del cociente y resto de dos números enteros.</text:p>
        <text:p text:style-name="P30">Entrada</text:p>
        <text:p text:style-name="P25"><text:span text:style-name="T58">Dividendo: </text:span>6</text:p>
        <text:p text:style-name="P25"><text:span text:style-name="T58">Divisor: </text:span>2</text:p>
        <text:p text:style-name="P30">Salida</text:p>
        <text:p text:style-name="P25">6-2-2-2<text:span text:style-name="T58">=3, resto 0</text:span></text:p>
        <text:list text:continue-numbering="true" text:style-name="Trabajo_20_Practico">
          <text:list-item>
            <text:h text:style-name="P89" text:outline-level="3">Un segundo después</text:h>
          </text:list-item>
        </text:list>
        <text:p text:style-name="Text_20_body">Escribir un programa que una vez leída una hora en formato, <text:span text:style-name="T27">horas, minutos </text:span><text:span text:style-name="T26">y</text:span><text:span text:style-name="T27"> segundos indique cuál será el tiempo dentro de un segundo.</text:span></text:p>
        <text:p text:style-name="P44">Entrada</text:p>
        <text:p text:style-name="P32"><text:span text:style-name="T59">horas: </text:span>1</text:p>
        <text:p text:style-name="P32"><text:span text:style-name="T59">minutos: </text:span>59</text:p>
        <text:p text:style-name="P32"><text:span text:style-name="T59">segundos: </text:span>59</text:p>
        <text:p text:style-name="P44">Salida</text:p>
        <text:p text:style-name="P32"><text:span text:style-name="T59">Un segundo después de 01:59:59 es: 0</text:span>2:<text:span text:style-name="T59">0</text:span>0:0<text:span text:style-name="T59">0</text:span></text:p>
        <text:p text:style-name="P33"><text:span text:style-name="Strong_20_Emphasis">Extra</text:span>: Que el usuario pueda ingresar la cantidad de segundos a sumar.</text:p>
        <text:list text:continue-numbering="true" text:style-name="Trabajo_20_Practico">
          <text:list-item>
            <text:h text:style-name="P89" text:outline-level="3">Ordenar 3 valores</text:h>
          </text:list-item>
        </text:list>
        <text:p text:style-name="Text_20_body">Escribir un programa que pida el ingreso de 3 <text:span text:style-name="T32">números</text:span> y l<text:span text:style-name="T32">o</text:span>s imprima en pantalla ordenad<text:span text:style-name="T32">o</text:span> de menor a mayor.</text:p>
        <text:p text:style-name="P44">Entrada</text:p>
        <text:p text:style-name="P21">¿<text:span text:style-name="T54">Primero? </text:span><text:span text:style-name="T59">4</text:span></text:p>
        <text:p text:style-name="P21">¿<text:span text:style-name="T54">segundo</text:span>? <text:span text:style-name="T59">19</text:span></text:p>
        <text:p text:style-name="P21">¿<text:span text:style-name="T54">tercero</text:span>? <text:span text:style-name="T59">2</text:span></text:p>
        <text:p text:style-name="P44">Salida</text:p>
        <text:p text:style-name="P32">2, 4, 19</text:p>
        <text:list text:continue-numbering="true" text:style-name="Trabajo_20_Practico">
          <text:list-item>
            <text:h text:style-name="P89" text:outline-level="3">Números Perfectos</text:h>
          </text:list-item>
        </text:list>
        <text:p text:style-name="Text_20_body">“Un número enter<text:span text:style-name="T19">o es llamado perfecto cuando este número es igual a la suma de sus div</text:span>isores exactos <text:span text:style-name="T40">menos si mismo.</text:span>”</text:p>
        <text:p text:style-name="Text_20_body">Escribir un programa que busque e imprima por pantalla los primeros cuatro números perfectos comenzando desde e<text:span text:style-name="T28">l 1.</text:span></text:p>
        <text:p text:style-name="P45">Entrada</text:p>
        <text:p text:style-name="P34"><text:span text:style-name="T59">Número? </text:span>6</text:p>
        <text:p text:style-name="P45">Salida</text:p>
        <text:p text:style-name="P34">6 es perfecto</text:p>
        <text:p text:style-name="P34">ya que</text:p>
        <text:p text:style-name="P34">3 es divisor</text:p>
        <text:p text:style-name="P34">2 es divisor</text:p>
        <text:p text:style-name="P34">1 es divisor</text:p>
        <text:p text:style-name="P34">entonces</text:p>
        <text:p text:style-name="P34">1 + 2 + 3 = 6</text:p>
        <text:list text:continue-numbering="true" text:style-name="Trabajo_20_Practico">
          <text:list-item>
            <text:h text:style-name="P96" text:outline-level="3">Palindromo</text:h>
          </text:list-item>
        </text:list>
        <text:p text:style-name="P35">Implementar un programa que recorriendo una cadena ingresada por el usuario, indique si esta es un palindromo ignorando mayúsculas y minúsculas.</text:p>
        <text:p text:style-name="Source_20_Code_20_Header"><text:soft-page-break/><text:span text:style-name="T40">En</text:span>trada</text:p>
        <text:p text:style-name="P34"><text:span text:style-name="T59">Ingresa una cadena: </text:span>Neuquen</text:p>
        <text:p text:style-name="P45">Salida</text:p>
        <text:p text:style-name="P34"><text:span text:style-name="T59">La cadena "</text:span>Neuquen" es palindromo</text:p>
        <text:p text:style-name="P64"><text:span text:style-name="Strong_20_Emphasis"><text:span text:style-name="T52">E</text:span></text:span><text:span text:style-name="Strong_20_Emphasis">xtra</text:span>: <text:span text:style-name="T52">Que pueda ignorar espacios.</text:span></text:p>
        <text:list text:continue-numbering="true" text:style-name="Trabajo_20_Practico">
          <text:list-item>
            <text:h text:style-name="P97" text:outline-level="3">Calculadora</text:h>
          </text:list-item>
        </text:list>
        <text:p text:style-name="P61">Desarrollar un programa que permita hacer cuentas e ir ingresando números. El operador toma el valor anterior y lo aplica al siguiente. El signo igual da el resultado acumulado.</text:p>
        <text:p text:style-name="P61">Implementen suma, resta, multiplicación, división y exponenciación.</text:p>
        <text:p text:style-name="P61">Al dividir, debiera de advertir si se está por dividir por cero.</text:p>
        <text:p text:style-name="P63"><text:span text:style-name="T40">En</text:span>trada <text:span text:style-name="T53">y salida</text:span></text:p>
        <text:p text:style-name="P60">10</text:p>
        <text:p text:style-name="P60">+</text:p>
        <text:p text:style-name="P60">20</text:p>
        <text:p text:style-name="P60">+</text:p>
        <text:p text:style-name="P60">10</text:p>
        <text:p text:style-name="P60">=</text:p>
        <text:p text:style-name="P60">40</text:p>
        <text:p text:style-name="P36">/</text:p>
        <text:p text:style-name="P60">2</text:p>
        <text:p text:style-name="P60">=</text:p>
        <text:p text:style-name="P60">20</text:p>
        <text:p text:style-name="P61"><text:span text:style-name="T51">Extra</text:span>: </text:p>
        <text:p text:style-name="P61">Que la salida muestre la secuencia de operaciones hasta el igual</text:p>
        <text:p text:style-name="P60">10</text:p>
        <text:p text:style-name="P60">+</text:p>
        <text:p text:style-name="P60">20</text:p>
        <text:p text:style-name="P60">+</text:p>
        <text:p text:style-name="P60">10</text:p>
        <text:p text:style-name="P60">=</text:p>
        <text:p text:style-name="P60">10+20+10=40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Trabajo_20_Practico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0"><draw:image xlink:href="Pictures/1000000100000500000000C894814E14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5-02-19T19:42:53.732831119">2025</text:date></text:span></text:p>
      </style:header>
      <style:footer>
        <text:p text:style-name="MP3"><text:span text:style-name="MT5">r</text:span><text:editing-cycles>49</text:editing-cycles>/<text:span text:style-name="MT6"><text:date style:data-style-name="N10114" text:date-value="2025-02-19T19:42:53.733375524">2025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8" style:data-style-name="N0">8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94814E14.png" xlink:type="simple" xlink:show="embed" xlink:actuate="onLoad" draw:mime-type="image/png"/></draw:frame><text:tab/><text:tab/><text:span text:style-name="MT8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5-02-19T19:42:53.735174699">2025</text:date></text:span></text:p>
      </style:header>
      <style:footer>
        <text:p text:style-name="MP5"><text:span text:style-name="MT5">r</text:span><text:editing-cycles>49</text:editing-cycles>/<text:span text:style-name="MT6"><text:date style:data-style-name="N10114" text:date-value="2025-02-19T19:42:53.735595890">2025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18-10-16T17:36:25.520000000</meta:creation-date>
    <dc:date>2025-02-19T19:42:53.625414223</dc:date>
    <dc:creator>Martín René Vilugrón</dc:creator>
    <meta:editing-duration>P4DT13H18M28S</meta:editing-duration>
    <meta:editing-cycles>49</meta:editing-cycles>
    <meta:generator>LibreOffice/7.6.7.2$Linux_X86_64 LibreOffice_project/60$Build-2</meta:generator>
    <meta:print-date>2025-02-19T19:15:28.917447496</meta:print-date>
    <meta:printed-by>Archivos PDF: Martín René Vilugrón</meta:printed-by>
    <meta:document-statistic meta:table-count="1" meta:image-count="2" meta:object-count="4" meta:page-count="8" meta:paragraph-count="286" meta:word-count="1780" meta:character-count="9847" meta:non-whitespace-character-count="8325"/>
  </office:meta>
</office:document-meta>
</file>

<file path=Object 1/content.xml><?xml version="1.0" encoding="utf-8"?>
<math xmlns="http://www.w3.org/1998/Math/MathML">
  <semantics>
    <mrow>
      <mn>0</mn>
      <mrow>
        <mi>!</mi>
        <mo stretchy="false">=</mo>
        <mn>1</mn>
      </mrow>
    </mrow>
    <annotation encoding="StarMath 5.0">0! = 1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o stretchy="false">⇒</mo>
      <mrow>
        <mrow>
          <mn>4</mn>
          <mo stretchy="false">+</mo>
          <mn>1</mn>
          <mo stretchy="false">+</mo>
          <mn>1</mn>
          <mo stretchy="false">+</mo>
          <mn>1</mn>
          <mo stretchy="false">+</mo>
          <mn>1</mn>
        </mrow>
        <mo stretchy="false">=</mo>
        <mn>8</mn>
      </mrow>
    </mrow>
    <annotation encoding="StarMath 5.0">4+4 drarrow 4+1+1+1+1=8</annotation>
  </semantics>
</math>
</file>

<file path=Object 3/content.xml><?xml version="1.0" encoding="utf-8"?>
<math xmlns="http://www.w3.org/1998/Math/MathML" display="block">
  <semantics>
    <mrow>
      <mi mathvariant="italic">Area</mi>
      <mo stretchy="false">=</mo>
      <mfrac>
        <mrow>
          <mi>b</mi>
          <mo stretchy="false">×</mo>
          <mi>h</mi>
        </mrow>
        <mn>2</mn>
      </mfrac>
    </mrow>
    <annotation encoding="StarMath 5.0">Area = frac {b  times  h} {2} </annotation>
  </semantics>
</math>
</file>

<file path=Object 4/content.xml><?xml version="1.0" encoding="utf-8"?>
<math xmlns="http://www.w3.org/1998/Math/MathML" display="block">
  <semantics>
    <mrow>
      <mn>5</mn>
      <mo stretchy="false">⇒</mo>
      <mrow>
        <mrow>
          <mn>2</mn>
          <mo stretchy="false">+</mo>
          <mn>22</mn>
          <mo stretchy="false">+</mo>
          <mn>222</mn>
          <mo stretchy="false">+</mo>
          <mn>2222</mn>
          <mo stretchy="false">+</mo>
          <mn>22222</mn>
        </mrow>
        <mo stretchy="false">=</mo>
        <mn>24690</mn>
      </mrow>
    </mrow>
    <annotation encoding="StarMath 5.0">5 drarrow 2 + 22 + 222 + 2222 + 22222 = 24690</annotation>
  </semantics>
</math>
</file>